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mily-generic="swiss"/>
    <style:font-face style:name="Monospace" svg:font-family="Monospace"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4" style:family="table">
      <style:table-properties style:width="6.9375in" fo:margin-left="-0.0125in" table:align="left"/>
    </style:style>
    <style:style style:name="Table4.A" style:family="table-column">
      <style:table-column-properties style:column-width="1.7076in"/>
    </style:style>
    <style:style style:name="Table4.B" style:family="table-column">
      <style:table-column-properties style:column-width="5.2299in"/>
    </style:style>
    <style:style style:name="Table1" style:family="table">
      <style:table-properties style:width="6.925in" table:align="margins"/>
    </style:style>
    <style:style style:name="Table1.A" style:family="table-column">
      <style:table-column-properties style:column-width="1.3326in" style:rel-column-width="12611*"/>
    </style:style>
    <style:style style:name="Table1.B" style:family="table-column">
      <style:table-column-properties style:column-width="5.5924in" style:rel-column-width="52924*"/>
    </style:style>
    <style:style style:name="Table2" style:family="table">
      <style:table-properties style:width="6.925in" table:align="margins"/>
    </style:style>
    <style:style style:name="Table2.A" style:family="table-column">
      <style:table-column-properties style:column-width="1.0535in" style:rel-column-width="9969*"/>
    </style:style>
    <style:style style:name="Table2.B" style:family="table-column">
      <style:table-column-properties style:column-width="5.8715in" style:rel-column-width="55566*"/>
    </style:style>
    <style:style style:name="Table3" style:family="table">
      <style:table-properties style:width="6.925in" table:align="margins"/>
    </style:style>
    <style:style style:name="Table3.A" style:family="table-column">
      <style:table-column-properties style:column-width="1.6958in" style:rel-column-width="16048*"/>
    </style:style>
    <style:style style:name="Table3.B" style:family="table-column">
      <style:table-column-properties style:column-width="5.2292in" style:rel-column-width="49487*"/>
    </style:style>
    <style:style style:name="P1" style:family="paragraph" style:parent-style-name="Table_20_Contents">
      <style:text-properties style:font-name="Bitstream Vera Sans"/>
    </style:style>
    <style:style style:name="P2" style:family="paragraph" style:parent-style-name="Table_20_Contents">
      <style:text-properties style:font-name="Bitstream Vera Sans" fo:font-style="italic" style:font-style-asian="italic" style:font-style-complex="italic"/>
    </style:style>
    <style:style style:name="P3" style:family="paragraph" style:parent-style-name="Table_20_Contents">
      <style:text-properties style:font-name="Bitstream Vera Sans" fo:font-style="italic" style:text-underline-style="none" style:font-style-asian="italic" style:font-style-complex="italic"/>
    </style:style>
    <style:style style:name="P4" style:family="paragraph" style:parent-style-name="Table_20_Contents">
      <style:text-properties style:font-name="Bitstream Vera Sans" fo:font-style="normal" style:text-underline-style="none" style:font-style-asian="normal" style:font-style-complex="normal"/>
    </style:style>
    <style:style style:name="P5" style:family="paragraph" style:parent-style-name="Table_20_Contents">
      <style:text-properties style:font-name="Bitstream Vera Sans" fo:font-style="normal" style:text-underline-style="none" fo:font-weight="bold" style:font-style-asian="normal" style:font-weight-asian="bold" style:font-style-complex="normal" style:font-weight-complex="bold"/>
    </style:style>
    <style:style style:name="P6" style:family="paragraph" style:parent-style-name="Table_20_Contents">
      <style:text-properties style:font-name="Bitstream Vera Sans" fo:font-style="normal" style:font-style-asian="normal" style:font-style-complex="normal"/>
    </style:style>
    <style:style style:name="P7" style:family="paragraph" style:parent-style-name="Table_20_Contents">
      <style:paragraph-properties fo:margin-left="0.4846in" fo:margin-right="0in" fo:text-indent="0in" style:auto-text-indent="false"/>
      <style:text-properties style:font-name="Bitstream Vera Sans" fo:font-style="normal" style:text-underline-style="none" style:font-style-asian="normal" style:font-style-complex="normal"/>
    </style:style>
    <style:style style:name="P8" style:family="paragraph" style:parent-style-name="Standard">
      <style:paragraph-properties fo:margin-left="0.4846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4846in" fo:margin-right="0in" fo:text-indent="0in" style:auto-text-indent="false"/>
      <style:text-properties style:font-name="Monospace" fo:font-size="10pt" fo:font-style="normal" style:text-underline-style="none" style:font-name-asian="Monospace" style:font-size-asian="10pt" style:font-style-asian="normal" style:font-name-complex="Monospace" style:font-size-complex="10pt" style:font-style-complex="normal"/>
    </style:style>
    <style:style style:name="P10" style:family="paragraph" style:parent-style-name="Standard">
      <style:paragraph-properties fo:margin-left="0.4965in" fo:margin-right="0in" fo:text-indent="0in" style:auto-text-indent="false"/>
      <style:text-properties style:font-name="Monospace"/>
    </style:style>
    <style:style style:name="P11" style:family="paragraph" style:parent-style-name="Standard">
      <style:paragraph-properties fo:margin-left="0.496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2" style:family="paragraph" style:parent-style-name="Standard">
      <style:paragraph-properties fo:margin-left="0.4965in" fo:margin-right="0in" fo:text-indent="0in" style:auto-text-indent="false"/>
      <style:text-properties style:font-name="Monospace" fo:font-size="10pt" fo:font-style="normal" style:text-underline-style="none" style:font-name-asian="Monospace" style:font-size-asian="10pt" style:font-style-asian="normal" style:font-name-complex="Monospace" style:font-size-complex="10pt" style:font-style-complex="normal"/>
    </style:style>
    <style:style style:name="P13" style:family="paragraph" style:parent-style-name="Standard">
      <style:text-properties style:font-name="Bitstream Vera Sans"/>
    </style:style>
    <style:style style:name="P14" style:family="paragraph" style:parent-style-name="Heading_20_2">
      <style:text-properties fo:font-style="normal" style:text-underline-style="none" style:font-style-asian="normal" style:font-style-complex="normal"/>
    </style:style>
    <style:style style:name="P15" style:family="paragraph" style:parent-style-name="Heading_20_2">
      <style:text-properties style:font-name="Bitstream Vera Sans" fo:font-style="normal" style:text-underline-style="none" fo:font-weight="normal" style:font-style-asian="normal" style:font-weight-asian="normal" style:font-style-complex="normal" style:font-weight-complex="normal"/>
    </style:style>
    <style:style style:name="P16" style:family="paragraph" style:parent-style-name="Heading_20_3">
      <style:text-properties fo:font-style="normal" style:text-underline-style="none" style:font-style-asian="normal" style:font-style-complex="normal"/>
    </style:style>
    <style:style style:name="P17" style:family="paragraph" style:parent-style-name="Table_20_Contents">
      <style:text-properties style:font-name="Bitstream Vera Sans"/>
    </style:style>
    <style:style style:name="P18" style:family="paragraph" style:parent-style-name="Table_20_Contents">
      <style:text-properties style:font-name="Bitstream Vera Sans" fo:font-style="normal" style:text-underline-style="none" style:font-style-asian="normal" style:font-style-complex="normal"/>
    </style:style>
    <style:style style:name="P19" style:family="paragraph" style:parent-style-name="Table_20_Contents">
      <style:text-properties style:font-name="Bitstream Vera Sans" fo:font-style="italic" style:font-style-asian="italic" style:font-style-complex="italic"/>
    </style:style>
    <style:style style:name="P20" style:family="paragraph" style:parent-style-name="Standard">
      <style:paragraph-properties fo:margin-left="0.4965in" fo:margin-right="0in" fo:text-indent="0in" style:auto-text-indent="fals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496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4965in" fo:margin-right="0in" fo:text-indent="0in" style:auto-text-indent="false"/>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23" style:family="paragraph" style:parent-style-name="Standard">
      <style:paragraph-properties fo:margin-left="0.4965in" fo:margin-right="0in" fo:text-indent="0in" style:auto-text-indent="false"/>
      <style:text-properties style:font-name="Monospace" fo:font-size="10pt" fo:font-style="normal" style:font-name-asian="Monospace" style:font-size-asian="10pt" style:font-style-asian="normal" style:font-name-complex="Monospace" style:font-size-complex="10pt" style:font-style-complex="normal"/>
    </style:style>
    <style:style style:name="P24" style:family="paragraph" style:parent-style-name="Standard">
      <style:text-properties style:font-name="Bitstream Vera Sans" fo:font-style="normal" style:font-style-asian="normal" style:font-style-complex="normal"/>
    </style:style>
    <style:style style:name="P25" style:family="paragraph" style:parent-style-name="Standard">
      <style:text-properties style:font-name="Bitstream Vera Sans" fo:font-style="normal" style:text-underline-style="none" style:font-style-asian="normal" style:font-style-complex="normal"/>
    </style:style>
    <style:style style:name="P26" style:family="paragraph" style:parent-style-name="Standard">
      <style:text-properties style:font-name="Bitstream Vera Sans" fo:font-style="italic" style:text-underline-style="none" style:font-style-asian="italic" style:font-style-complex="italic"/>
    </style:style>
    <style:style style:name="P27" style:family="paragraph" style:parent-style-name="Standard">
      <style:text-properties fo:font-style="normal" style:text-underline-style="none" style:font-style-asian="normal" style:font-style-complex="normal"/>
    </style:style>
    <style:style style:name="P28" style:family="paragraph" style:parent-style-name="Standard">
      <style:paragraph-properties fo:margin-left="0.4846in" fo:margin-right="0in" fo:text-indent="0in" style:auto-text-indent="false"/>
      <style:text-properties style:font-name="Monospace" fo:font-size="10pt" fo:font-style="normal" style:text-underline-style="none" style:font-name-asian="Monospace" style:font-size-asian="10pt" style:font-style-asian="normal" style:font-name-complex="Monospace" style:font-size-complex="10pt" style:font-style-complex="normal"/>
    </style:style>
    <style:style style:name="P29" style:family="paragraph" style:parent-style-name="Standard">
      <style:paragraph-properties fo:margin-left="0.4846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Bitstream Vera Sans"/>
    </style:style>
    <style:style style:name="T5" style:family="text">
      <style:text-properties style:font-name="Bitstream Vera Sans" fo:font-style="italic" style:font-style-asian="italic" style:font-style-complex="italic"/>
    </style:style>
    <style:style style:name="T6" style:family="text">
      <style:text-properties style:font-name="Bitstream Vera Sans"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ize="10pt" style:font-name-asian="Monospace" style:font-size-asian="10pt" style:font-name-complex="Monospace" style:font-size-complex="10pt"/>
    </style:style>
    <style:style style:name="T11" style:family="text">
      <style:text-properties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12" style:family="text">
      <style:text-properties fo:font-size="10pt" fo:font-weight="normal" style:font-name-asian="Monospace" style:font-size-asian="10pt" style:font-weight-asian="normal" style:font-name-complex="Monospace" style:font-size-complex="10pt" style:font-weight-complex="normal"/>
    </style:style>
    <style:style style:name="T13" style:family="text">
      <style:text-properties fo:font-weight="bold" style:font-weight-asian="bold" style:font-weight-complex="bold"/>
    </style:style>
    <style:style style:name="T14" style:family="text">
      <style:text-properties style:font-name="DejaVu Sans" fo:font-size="10pt"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Beaglebone Pinmux Tool</text:h>
      <text:p text:style-name="P13"/>
      <text:h text:style-name="Heading_20_2" text:outline-level="2">Synopsis </text:h>
      <text:p text:style-name="P13">The pinmux tool helps to set correct pin muxing on beaglebone. Instead of manually figuring out what is the mode number for required pin functionality or which bit to set to enable pull up, the user has to create a simple text file describing the setup and the tool will create a setup script.</text:p>
      <text:p text:style-name="P13">The tool can also build and decompile binary content of cape's EEPROM.</text:p>
      <text:h text:style-name="P14" text:outline-level="2">How to use the tool</text:h>
      <text:p text:style-name="P4">Operation of BeagleBone pinmux tool requires at least a name of the input file to operate properly The names of the input and output files, file formats and additional functionality are controlled by the command line options.</text:p>
      <text:p text:style-name="P4"/>
      <table:table table:name="Table4" table:style-name="Table4">
        <table:table-column table:style-name="Table4.A"/>
        <table:table-column table:style-name="Table4.B"/>
        <table:table-row>
          <table:table-cell office:value-type="string">
            <text:p text:style-name="P2">--input-file,-i</text:p>
          </table:table-cell>
          <table:table-cell office:value-type="string">
            <text:p text:style-name="P1">Name of the input file.</text:p>
          </table:table-cell>
        </table:table-row>
        <table:table-row>
          <table:table-cell office:value-type="string">
            <text:p text:style-name="P2">--input-format</text:p>
          </table:table-cell>
          <table:table-cell office:value-type="string">
            <text:p text:style-name="P1">Input file format. If omitted, the tool expects config file. </text:p>
            <text:p text:style-name="P1">The argument can be either <text:span text:style-name="T1">config</text:span><text:span text:style-name="T7"> or </text:span><text:span text:style-name="T1">binary</text:span><text:span text:style-name="T7">.</text:span></text:p>
          </table:table-cell>
        </table:table-row>
        <table:table-row>
          <table:table-cell office:value-type="string">
            <text:p text:style-name="P2">--output-file,-o</text:p>
          </table:table-cell>
          <table:table-cell office:value-type="string">
            <text:p text:style-name="P1">Output file name. By default the produced output is send to STDOUT.</text:p>
          </table:table-cell>
        </table:table-row>
        <table:table-row>
          <table:table-cell office:value-type="string">
            <text:p text:style-name="P2">--output-format</text:p>
          </table:table-cell>
          <table:table-cell office:value-type="string">
            <text:p text:style-name="P1">Output file format. If omitted, binary EEPROM contents is generated.</text:p>
            <text:p text:style-name="P1">The argument can be <text:span text:style-name="T1">binary, config, shell</text:span><text:span text:style-name="T7"> or </text:span><text:span text:style-name="T1">python</text:span><text:span text:style-name="T7">.</text:span></text:p>
          </table:table-cell>
        </table:table-row>
        <table:table-row>
          <table:table-cell office:value-type="string">
            <text:p text:style-name="P2">--function, -f</text:p>
          </table:table-cell>
          <table:table-cell office:value-type="string">
            <text:p text:style-name="P1">List pins which support given function. Takes a regexp as an argument.</text:p>
          </table:table-cell>
        </table:table-row>
        <table:table-row>
          <table:table-cell office:value-type="string">
            <text:p text:style-name="P2">--name, -n</text:p>
          </table:table-cell>
          <table:table-cell office:value-type="string">
            <text:p text:style-name="P1">List pins whose names match the parameter. Takes a regexp as an argument.</text:p>
          </table:table-cell>
        </table:table-row>
        <table:table-row>
          <table:table-cell office:value-type="string">
            <text:p text:style-name="P2">--modes, -m</text:p>
          </table:table-cell>
          <table:table-cell office:value-type="string">
            <text:p text:style-name="P1">List modes for a pin. Takes a regexp as an argument.</text:p>
          </table:table-cell>
        </table:table-row>
        <table:table-row>
          <table:table-cell office:value-type="string">
            <text:p text:style-name="P2">--run, -r</text:p>
          </table:table-cell>
          <table:table-cell office:value-type="string">
            <text:p text:style-name="P1">Set pinmuxing without generating files. Output still can be generated if <text:span text:style-name="T1">–output-file</text:span> or <text:span text:style-name="T1">–output-format</text:span> options are used.</text:p>
          </table:table-cell>
        </table:table-row>
      </table:table>
      <text:p text:style-name="P5"/>
      <text:p text:style-name="P5">Example:<text:span text:style-name="T3"> (to be entered on one line)</text:span></text:p>
      <text:p text:style-name="P10"><text:span text:style-name="T11">$ ruby ./bbone_pinmux_tool.rb </text:span><text:span text:style-name="T14">↩</text:span></text:p>
      <text:p text:style-name="P10"><text:span text:style-name="T11"><text:tab/>--input-file examples/in.txt </text:span><text:span text:style-name="T14">↩</text:span></text:p>
      <text:p text:style-name="P10"><text:span text:style-name="T11"><text:tab/>--input-format config </text:span><text:span text:style-name="T14">↩</text:span></text:p>
      <text:p text:style-name="P10"><text:span text:style-name="T11"><text:tab/>--out</text:span><text:span text:style-name="T12">p</text:span><text:span text:style-name="T10">ut-format shell </text:span><text:span text:style-name="T14">↩</text:span></text:p>
      <text:p text:style-name="P20"><text:tab/>--output-file setmuxing.sh</text:p>
      <text:p text:style-name="P4"/>
      <text:p text:style-name="P4">The <text:span text:style-name="T1">name </text:span>option allows to find pins with names matching the pattern. </text:p>
      <text:p text:style-name="P4"><text:span text:style-name="T13">Example1</text:span>:</text:p>
      <text:p text:style-name="P12">$ ruby ./bbone_pinmux_tool.rb --name i2c.*</text:p>
      <text:p text:style-name="P11">i2c1_scl: p9-17(i2c1_scl) </text:p>
      <text:p text:style-name="P11">i2c1_sda: p9-18(i2c1_sda) </text:p>
      <text:p text:style-name="P11">i2c2_scl: p9-19(i2c2_scl) </text:p>
      <text:p text:style-name="P11">i2c2_sda: p9-20(i2c2_sda) </text:p>
      <text:p text:style-name="P11"><text:s/></text:p>
      <text:p text:style-name="P4"><text:span text:style-name="T13">Example 2</text:span>:</text:p>
      <text:p text:style-name="P12">$ ruby ./bbone_pinmux_tool.rb --name p8-1.*</text:p>
      <text:p text:style-name="P11"><text:soft-page-break/>p8-10: p8-10(timer6) </text:p>
      <text:p text:style-name="P11">p8-11: p8-11(gpio1_13) </text:p>
      <text:p text:style-name="P11">p8-12: p8-12(gpio1_12) </text:p>
      <text:p text:style-name="P11">p8-13: p8-13(ehrpwm2b) </text:p>
      <text:p text:style-name="P11">p8-14: p8-14(gpio0_26) </text:p>
      <text:p text:style-name="P11">p8-15: p8-15(gpio1_15) </text:p>
      <text:p text:style-name="P11">p8-16: p8-16(gpio1_14) </text:p>
      <text:p text:style-name="P11">p8-17: p8-17(gpio0_27) </text:p>
      <text:p text:style-name="P11">p8-18: p8-18(gpio2_1) </text:p>
      <text:p text:style-name="P11">p8-19: p8-19(ehrpwm2a) </text:p>
      <text:p text:style-name="P4"/>
      <text:p text:style-name="P4">The <text:span text:style-name="T1">function</text:span> option allows to identify pins which support function matching the pattern. Since one function can be routed to more than one pin, multiple pins can be listed for one function.</text:p>
      <text:p text:style-name="P5">Example:</text:p>
      <text:p text:style-name="P22">$ ruby ./bbone_pinmux_tool.rb --function i2c.*</text:p>
      <text:p text:style-name="P11">i2c1_scl: p9-17(i2c1_scl) p9-24(uart1_txd) </text:p>
      <text:p text:style-name="P11">i2c1_sda: p9-18(i2c1_sda) p9-26(uart1_rxd) </text:p>
      <text:p text:style-name="P11">i2c2_scl: p9-21(uart2_txd) p9-19(i2c2_scl) </text:p>
      <text:p text:style-name="P11">i2c2_sda: p9-20(i2c2_sda) </text:p>
      <text:h text:style-name="Heading_20_2" text:outline-level="2">Configuration file</text:h>
      <text:p text:style-name="P13">The configuration file used as the input to the tool is divided into several sections. Each section starts with a header, containing section's name enclosed in square brackets. Some sections require an additional argument following the section's name. The lines following the header are considered configuration directives. Section ends on another section header or at the end of the file.</text:p>
      <text:p text:style-name="P13">Text following the '<text:span text:style-name="T1">#</text:span>' character is considered a comment and will be ignored during parsing. The comment can start any point, so it is possible to insert short documentation messages after each of the configuration directives. Blank lines and lines containing only comments will be ignored.</text:p>
      <text:p text:style-name="P13">The order of sections in the file and the order of configuration directives inside sections is not important. Section names and key words are not case sensitive. It is possible to have multiple instances of a section, with configuration directives from the later section overwriting contents of the configuration defined earlier.</text:p>
      <text:p text:style-name="P13"/>
      <text:p text:style-name="P13">The structure of the config reflects the structure of cape's EEPROM: there can be a header section, current information, multiple pin configuration sections and (in the future) a section describing contents of the user part of the EEPROM, following the cape's configuration.</text:p>
      <text:h text:style-name="Heading_20_3" text:outline-level="3">Header</text:h>
      <text:p text:style-name="Standard"><text:span text:style-name="T4">The header section contains information about cape's name, manufacturer, circuit revision, serial number and part number. The number of used pins is calculated automatically, based on the number of </text:span><text:span text:style-name="T5">pin</text:span><text:span text:style-name="T6"> sections present in the file. This is an example of the header section:</text:span></text:p>
      <text:p text:style-name="P24"/>
      <text:p text:style-name="P23">[header]</text:p>
      <text:p text:style-name="P11"><text:tab/>name Test board</text:p>
      <text:p text:style-name="P11"><text:tab/>version 123</text:p>
      <text:p text:style-name="P11"><text:soft-page-break/><text:tab/>manufacturer John Smith</text:p>
      <text:p text:style-name="P11"><text:tab/>part FlyingBone</text:p>
      <text:p text:style-name="P11"><text:tab/>serial 11224P160001</text:p>
      <table:table table:name="Table1" table:style-name="Table1">
        <table:table-column table:style-name="Table1.A"/>
        <table:table-column table:style-name="Table1.B"/>
        <table:table-row>
          <table:table-cell office:value-type="string">
            <text:p text:style-name="P26">[header]</text:p>
          </table:table-cell>
          <table:table-cell office:value-type="string">
            <text:p text:style-name="P25">Marks the beginning of the header section.</text:p>
          </table:table-cell>
        </table:table-row>
        <table:table-row>
          <table:table-cell office:value-type="string">
            <text:p text:style-name="P2">name</text:p>
          </table:table-cell>
          <table:table-cell office:value-type="string">
            <text:p text:style-name="P1">Defines the name of the cape. Max. 32 characters.</text:p>
          </table:table-cell>
        </table:table-row>
        <table:table-row>
          <table:table-cell office:value-type="string">
            <text:p text:style-name="P2">version</text:p>
          </table:table-cell>
          <table:table-cell office:value-type="string">
            <text:p text:style-name="P1">Board's revision. Up to 4 ASCII characters.</text:p>
          </table:table-cell>
        </table:table-row>
        <table:table-row>
          <table:table-cell office:value-type="string">
            <text:p text:style-name="P2">manufacturer</text:p>
          </table:table-cell>
          <table:table-cell office:value-type="string">
            <text:p text:style-name="P1">Name of the board's manufacturer. Max. 16 characters.</text:p>
          </table:table-cell>
        </table:table-row>
        <table:table-row>
          <table:table-cell office:value-type="string">
            <text:p text:style-name="P2">part</text:p>
          </table:table-cell>
          <table:table-cell office:value-type="string">
            <text:p text:style-name="P1">Part number. Max. 14 characters.</text:p>
          </table:table-cell>
        </table:table-row>
        <table:table-row>
          <table:table-cell office:value-type="string">
            <text:p text:style-name="P2">serial</text:p>
          </table:table-cell>
          <table:table-cell office:value-type="string">
            <text:p text:style-name="P1">Board's serial number. Max. 16 characters.</text:p>
          </table:table-cell>
        </table:table-row>
      </table:table>
      <text:p text:style-name="P13"/>
      <text:p text:style-name="P1">Trailing and following white characters (tabs, spaces, etc) will be stripped. Strings shorter than the maximum number of characters will be left-padded with spaces, longer strings will be trimmed on the right (the beginning of the string will be preserved). The case of the characters will not be modified. </text:p>
      <text:h text:style-name="P16" text:outline-level="3">Current information</text:h>
      <text:p text:style-name="P4">The section contains information about current consumption by the cape and, if the cape provides such capability, how much current can be supplied to the VDD_5V rail.</text:p>
      <text:p text:style-name="P27"/>
      <text:p text:style-name="P9">[current]</text:p>
      <text:p text:style-name="P8"><text:tab/>3.3vdd 123mA</text:p>
      <text:p text:style-name="P8"><text:tab/>5vdd 500mA</text:p>
      <text:p text:style-name="P8"><text:tab/>5sys 2000mA</text:p>
      <text:p text:style-name="P8"><text:tab/>supplied 1.234A</text:p>
      <text:p text:style-name="P4"/>
      <table:table table:name="Table2" table:style-name="Table2">
        <table:table-column table:style-name="Table2.A"/>
        <table:table-column table:style-name="Table2.B"/>
        <table:table-row>
          <table:table-cell office:value-type="string">
            <text:p text:style-name="P2">[current]</text:p>
          </table:table-cell>
          <table:table-cell office:value-type="string">
            <text:p text:style-name="P1">Section header</text:p>
          </table:table-cell>
        </table:table-row>
        <table:table-row>
          <table:table-cell office:value-type="string">
            <text:p text:style-name="P2">3.3vdd</text:p>
          </table:table-cell>
          <table:table-cell office:value-type="string">
            <text:p text:style-name="P1">Maximum current consumed from the VDD_3V3EXP rail.</text:p>
          </table:table-cell>
        </table:table-row>
        <table:table-row>
          <table:table-cell office:value-type="string">
            <text:p text:style-name="P2">5vdd</text:p>
          </table:table-cell>
          <table:table-cell office:value-type="string">
            <text:p text:style-name="P1">Maximum current consumed from the VDD_5V rail.</text:p>
          </table:table-cell>
        </table:table-row>
        <table:table-row>
          <table:table-cell office:value-type="string">
            <text:p text:style-name="P2">5sys</text:p>
          </table:table-cell>
          <table:table-cell office:value-type="string">
            <text:p text:style-name="P1">Maximum current consumed from the SYS_5V rail.</text:p>
          </table:table-cell>
        </table:table-row>
        <table:table-row>
          <table:table-cell office:value-type="string">
            <text:p text:style-name="P2">supplied</text:p>
          </table:table-cell>
          <table:table-cell office:value-type="string">
            <text:p text:style-name="P1">Maximum current that can be provided by the cape to the VDD_5V rail</text:p>
          </table:table-cell>
        </table:table-row>
      </table:table>
      <text:p text:style-name="P4"/>
      <text:p text:style-name="P4">All values are positive numbers. Currents can be specified in miliamps or amps. 0 means no current drawn or supplied.</text:p>
      <text:h text:style-name="P16" text:outline-level="3">Pin configuration</text:h>
      <text:p text:style-name="P4">This is probably the part of the config file most often sued by the BeagleBone users. The <text:span text:style-name="T1">pin</text:span> sections describe pin functions and configurations. Each section starts with a header containing the <text:span text:style-name="T1">pin</text:span> keyword and a pin name. The pin name can be specified as a Px-y, where x is the connector number (either 8 or 9) and y is the pin number in the connector, or using pin's name. The pin names and numbers can be found on table 15 in the BeagleBone SRM.</text:p>
      <text:p text:style-name="P4"/>
      <text:p text:style-name="P9">[pin p9-22]</text:p>
      <text:p text:style-name="P8"><text:tab/>bidir</text:p>
      <text:p text:style-name="P8"><text:tab/>slow</text:p>
      <text:p text:style-name="P8"><text:tab/>rx</text:p>
      <text:p text:style-name="P8"><text:tab/>pull up</text:p>
      <text:p text:style-name="P8"><text:soft-page-break/><text:tab/>pull disabled</text:p>
      <text:p text:style-name="P8"><text:tab/>mux gpio0_2</text:p>
      <text:p text:style-name="P7"/>
      <table:table table:name="Table3" table:style-name="Table3">
        <table:table-column table:style-name="Table3.A"/>
        <table:table-column table:style-name="Table3.B"/>
        <table:table-row>
          <table:table-cell office:value-type="string">
            <text:p text:style-name="P3">[pin p9-22]</text:p>
          </table:table-cell>
          <table:table-cell office:value-type="string">
            <text:p text:style-name="P1">Section header. The name following the keyword <text:span text:style-name="T1">pin</text:span> tells which pin is being configured. The pin can be also specified using its name, so <text:span text:style-name="T1">P9-22</text:span> and <text:span text:style-name="T1">UART2_RXD</text:span> describe the same pin. </text:p>
          </table:table-cell>
        </table:table-row>
        <table:table-row>
          <table:table-cell office:value-type="string">
            <text:p text:style-name="P2">bidir/in/out</text:p>
          </table:table-cell>
          <table:table-cell office:value-type="string">
            <text:p text:style-name="P1">Direction of the pin. Valid keywords are <text:span text:style-name="T1">in</text:span><text:span text:style-name="T7">, </text:span><text:span text:style-name="T1">out</text:span><text:span text:style-name="T7"> and </text:span><text:span text:style-name="T1">bidir</text:span><text:span text:style-name="T7">.</text:span></text:p>
          </table:table-cell>
        </table:table-row>
        <table:table-row>
          <table:table-cell office:value-type="string">
            <text:p text:style-name="P2">slow</text:p>
          </table:table-cell>
          <table:table-cell office:value-type="string">
            <text:p text:style-name="P1">Slew rate on the bin. Can be either <text:span text:style-name="T1">slow</text:span><text:span text:style-name="T7"> or </text:span><text:span text:style-name="T1">fast</text:span><text:span text:style-name="T7">.</text:span></text:p>
          </table:table-cell>
        </table:table-row>
        <table:table-row>
          <table:table-cell office:value-type="string">
            <text:p text:style-name="P2">rx</text:p>
          </table:table-cell>
          <table:table-cell office:value-type="string">
            <text:p text:style-name="P6">Present if the pin is an input.</text:p>
          </table:table-cell>
        </table:table-row>
        <table:table-row>
          <table:table-cell office:value-type="string">
            <text:p text:style-name="P2">pull up/down</text:p>
          </table:table-cell>
          <table:table-cell office:value-type="string">
            <text:p text:style-name="P6">Direction of the pull on the pin. </text:p>
          </table:table-cell>
        </table:table-row>
        <table:table-row>
          <table:table-cell office:value-type="string">
            <text:p text:style-name="P2">pull enable/disable</text:p>
          </table:table-cell>
          <table:table-cell office:value-type="string">
            <text:p text:style-name="P6">Controls whether the pull up/down should be enabled or disabled on this pin.</text:p>
          </table:table-cell>
        </table:table-row>
        <table:table-row>
          <table:table-cell office:value-type="string">
            <text:p text:style-name="P2">mux gpio0_2</text:p>
          </table:table-cell>
          <table:table-cell office:value-type="string">
            <text:p text:style-name="P6">Specifies which of the pin's functions should be enabled. Can be function name (<text:span text:style-name="T1">gpio0_2</text:span>) or mode number (<text:span text:style-name="T1">7</text:span>).</text:p>
          </table:table-cell>
        </table:table-row>
      </table:table>
      <text:p text:style-name="P4"/>
      <text:p text:style-name="P4">Order of the configuration directives is not important. If there are multiple sections describing configuration of a pin, only latest occurrence of a configuration directive will be used. If a configuration section for previously configured pin is found, the tool will print a warning message.</text:p>
      <text:p text:style-name="P4"/>
      <text:p text:style-name="P4">Alternative function names can be found in tables 9, 10, 12 and 13 in the SRM. </text:p>
      <text:p text:style-name="P1"><text:span text:style-name="T9">NOTE</text:span><text:span text:style-name="T8">: several functions can be assigned to different pins. In such case the SRM adds </text:span><text:span text:style-name="T2">'_muxX</text:span><text:span text:style-name="T8">' appendix to the name, but only the base name should be used as the function name. E.g: </text:span><text:span text:style-name="T2">gpmc_clk</text:span><text:span text:style-name="T8"> can be configured on pins P8-18 and P8-21. The functions are described as <text:s/></text:span><text:span text:style-name="T2">gpmc_clk</text:span><text:span text:style-name="T8"> on pin 21 and <text:s/></text:span><text:span text:style-name="T2">gpmc_clk_mux0</text:span><text:span text:style-name="T8"> on pin 18. When configuring GPMC clock function on any of the pins, only the </text:span><text:span text:style-name="T2">gpmc_clk</text:span><text:span text:style-name="T8"> name should be used.</text:span></text:p>
      <text:p text:style-name="P4"/>
      <text:h text:style-name="P1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mily-generic="swiss"/>
    <style:font-face style:name="Monospace" svg:font-family="Monospace"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5T00:22:13</meta:creation-date>
    <dc:date>2012-03-26T03:31:31</dc:date>
    <meta:editing-duration>PT2H56M35S</meta:editing-duration>
    <meta:editing-cycles>9</meta:editing-cycles>
    <meta:generator>LibreOffice/3.3$Unix LibreOffice_project/330m19$Build-401</meta:generator>
    <meta:document-statistic meta:table-count="4" meta:image-count="0" meta:object-count="0" meta:page-count="4" meta:paragraph-count="127" meta:word-count="1166" meta:character-count="7266"/>
  </office:meta>
</office:document-meta>
</file>